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f55" officeooo:paragraph-rsid="000eaf55"/>
    </style:style>
    <style:style style:name="P2" style:family="paragraph" style:parent-style-name="Standard">
      <style:text-properties officeooo:rsid="0009553d" officeooo:paragraph-rsid="0009553d"/>
    </style:style>
    <style:style style:name="P3" style:family="paragraph" style:parent-style-name="Standard">
      <style:text-properties officeooo:rsid="0009553d" officeooo:paragraph-rsid="000a589f"/>
    </style:style>
    <style:style style:name="P4" style:family="paragraph" style:parent-style-name="Standard">
      <style:text-properties officeooo:rsid="000a589f" officeooo:paragraph-rsid="000cb531"/>
    </style:style>
    <style:style style:name="P5" style:family="paragraph" style:parent-style-name="Standard">
      <style:text-properties officeooo:rsid="000a589f" officeooo:paragraph-rsid="000a589f"/>
    </style:style>
    <style:style style:name="P6" style:family="paragraph" style:parent-style-name="Standard">
      <style:text-properties officeooo:rsid="000b0118" officeooo:paragraph-rsid="000cb531"/>
    </style:style>
    <style:style style:name="P7" style:family="paragraph" style:parent-style-name="Standard">
      <style:text-properties officeooo:rsid="000b0118" officeooo:paragraph-rsid="000b0118"/>
    </style:style>
    <style:style style:name="P8" style:family="paragraph" style:parent-style-name="Standard">
      <style:text-properties fo:color="#800000" loext:opacity="100%" style:font-name="Droid Sans Mono" fo:font-size="10.5pt" fo:font-weight="bold" officeooo:rsid="0009553d" officeooo:paragraph-rsid="0009553d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11" style:family="paragraph" style:parent-style-name="Standard">
      <style:text-properties officeooo:rsid="000cb531" officeooo:paragraph-rsid="000cb531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officeooo:rsid="000a589f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  <style:text-properties officeooo:rsid="000a589f"/>
    </style:style>
    <style:style style:name="P14" style:family="paragraph" style:parent-style-name="Text_20_body" style:list-style-name="L3">
      <style:text-properties officeooo:rsid="000a589f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paragraph-rsid="000a589f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officeooo:rsid="000a589f" officeooo:paragraph-rsid="000a589f"/>
    </style:style>
    <style:style style:name="P18" style:family="paragraph" style:parent-style-name="Text_20_body" style:list-style-name="L5">
      <style:paragraph-properties fo:margin-left="0cm" fo:margin-right="0cm" fo:text-indent="0cm" style:auto-text-indent="false"/>
      <style:text-properties officeooo:rsid="000a589f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  <style:text-properties officeooo:rsid="000a589f"/>
    </style:style>
    <style:style style:name="P20" style:family="paragraph" style:parent-style-name="Text_20_body" style:list-style-name="L7">
      <style:text-properties officeooo:rsid="000a589f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  <style:text-properties officeooo:rsid="000a589f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  <style:text-properties officeooo:rsid="000a589f"/>
    </style:style>
    <style:style style:name="P24" style:family="paragraph" style:parent-style-name="Text_20_body" style:list-style-name="L10">
      <style:paragraph-properties fo:margin-left="0cm" fo:margin-right="0cm" fo:text-indent="0cm" style:auto-text-indent="false"/>
      <style:text-properties officeooo:rsid="000a589f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officeooo:rsid="000a589f"/>
    </style:style>
    <style:style style:name="P26" style:family="paragraph" style:parent-style-name="Text_20_body" style:list-style-name="L11">
      <style:paragraph-properties fo:margin-left="0cm" fo:margin-right="0cm" fo:text-indent="0cm" style:auto-text-indent="false"/>
      <style:text-properties officeooo:rsid="000a589f"/>
    </style:style>
    <style:style style:name="P2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officeooo:rsid="000a589f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a589f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  <style:text-properties officeooo:rsid="000a589f"/>
    </style:style>
    <style:style style:name="P3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officeooo:rsid="000a589f"/>
    </style:style>
    <style:style style:name="T1" style:family="text">
      <style:text-properties officeooo:rsid="000cb531"/>
    </style:style>
    <style:style style:name="T2" style:family="text">
      <style:text-properties officeooo:rsid="000bb136"/>
    </style:style>
    <style:style style:name="T3" style:family="text">
      <style:text-properties officeooo:rsid="000b0118"/>
    </style:style>
    <style:style style:name="T4" style:family="text">
      <style:text-properties fo:color="#0451a5" loext:opacity="100%"/>
    </style:style>
    <style:style style:name="T5" style:family="text">
      <style:text-properties fo:color="#800000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589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планируй в @roadmap.md работы по следующим задачам:</text:p>
      <text:p text:style-name="P2"/>
      <text:p text:style-name="P2">Сейчас в системе ведется учет отработанного времени и для рассчета выплат сотрудникам используется время, отработанное по каждой смене, умноженное на ставку из тайм-слота, по которому была запланирована смена, либо на ставку из объекта, если смена была спонтанной. Ставка, которая указывается в договоре с сотрудником не применяется.</text:p>
      <text:p text:style-name="P2"/>
      <text:p text:style-name="P3"><text:span text:style-name="T1">Задача</text:span> 1: Есть сотрудники, особенностями договора с которыми является то, что для рассчетов с ними не важны ставки объектов или тайм-слотов, их время всегда стоит столько, сколько указано в этом договоре.</text:p>
      <text:p text:style-name="P3"/>
      <text:p text:style-name="P4"><text:span text:style-name="T1">Задача</text:span> 2: Мы используем простую повременную системы оплаты труда (часовая ставка). <text:span text:style-name="T2">Н</text:span>ужно <text:span text:style-name="T2">создать </text:span><text:span text:style-name="T1">справочник</text:span> «Виды систем оплат труда», <text:span text:style-name="T2">заполнить ее видами из Приложения 1.</text:span> <text:span text:style-name="T2">Сейчас берем в работу в дополнение к Простой повременной оплате труда еще</text:span> Окладн<text:span text:style-name="T2">ую</text:span> (Фиксированная ежемесячная оплата труда, не зависящая от количества выполненной работы) и Повременно-премиальн<text:span text:style-name="T2">ую</text:span> (Оплата времени работы плюс премия за достижение определенных показателей или демотивация за нарушения условий договора) систем оплаты труда. <text:span text:style-name="T2">Виды систем оплат труда можно применять как к еденицам организационной структуры </text:span><text:span text:style-name="T3">(</text:span><text:span text:style-name="T1">Задача</text:span><text:span text:style-name="T3"> </text:span><text:span text:style-name="T2">4</text:span><text:span text:style-name="T3">)</text:span><text:span text:style-name="T2">, так и непосредственно к объектам. </text:span></text:p>
      <text:p text:style-name="P5"/>
      <text:p text:style-name="P6"><text:span text:style-name="T1">Задача</text:span> 3: Нужно создать <text:span text:style-name="T2">систему</text:span> учета начислений, удержаний и выплат сотрудникам, так, чтобы все участники (Сотрудник/Управляющие/Владельцы) понимали структуру заработка, даты и суммы уже выполненных и предстоящих выплат. Для этого потребуется график выплат для каждого объекта. Этот график выплат должен стать общим компонентом, в связи с тем, что он будет применяться <text:span text:style-name="T2">как к еденицам организационной структуры </text:span>(<text:span text:style-name="T1">Задача</text:span> <text:span text:style-name="T2">4</text:span>)<text:span text:style-name="T2">, так и непосредственно к объектам.</text:span> </text:p>
      <text:p text:style-name="P7"/>
      <text:p text:style-name="P7"><text:span text:style-name="T1">Задача</text:span> 4: Требуется создать организационную структуру организации. <text:span text:style-name="T2">По умолчанию создаем «Основное подразделение» </text:span><text:span text:style-name="T1">в котором пользователем будут укзаны</text:span><text:span text:style-name="T2"> </text:span><text:span text:style-name="T1">Вид систем оплаты труда и график выплат. П</text:span><text:span text:style-name="T2">ользователь может организовать любую древовидную структуру. </text:span><text:span text:style-name="T1">Потомки наследую систему оплаты и график выплат от родителя, но пользователь может их изменить. Также п</text:span><text:span text:style-name="T2">ри создании и редактировании объектов он может указать к какой ед</text:span><text:span text:style-name="T1">и</text:span><text:span text:style-name="T2">нице орг.структуры относится объект. </text:span><text:span text:style-name="T1">По умолчанию, ко всем объектам этой единицы оргструктуры применяется система оплаты труда и график выплат, указанный в единице орг.структуры, но пользователь может их изменить при создании и редактировании объектов.</text:span></text:p>
      <text:p text:style-name="P2"/>
      <text:p text:style-name="P4"><text:span text:style-name="T1">Требуется провести анализ существующей структуры базы данных, составить перечень таблиц и полей для добавления. Затем проанализировать front-end и запланировать его изменение. Не забыть про middle-ware.</text:span></text:p>
      <text:p text:style-name="P2"/>
      <text:p text:style-name="P8">## DoD (Definition of Done) для всех задач</text:p>
      <text:p text:style-name="P9"/>
      <text:p text:style-name="P10"><text:span text:style-name="T4">-</text:span> [ ] Код следует @conventions.mdc (type hints, docstrings, логирование)</text:p>
      <text:p text:style-name="P10"><text:span text:style-name="T4">-</text:span> [ ] Покрытие тестами ≥80% (unit + integration)</text:p>
      <text:p text:style-name="P10"><text:span text:style-name="T4">-</text:span> [ ] Линтер (mypy, flake8) без ошибок</text:p>
      <text:p text:style-name="P10"><text:span text:style-name="T4">-</text:span> [ ] Документация обновлена (<text:span text:style-name="T5">`doc/vision_v1/*`</text:span>)</text:p>
      <text:p text:style-name="P10"><text:span text:style-name="T4">-</text:span> [ ] Миграции применены (dev + prod)</text:p>
      <text:p text:style-name="P10"><text:span text:style-name="T4">-</text:span> [ ] Деплой на dev, smoke-тесты пройдены</text:p>
      <text:p text:style-name="P10"><text:span text:style-name="T4">-</text:span> [ ] Code review и approval</text:p>
      <text:p text:style-name="P10"><text:span text:style-name="T4">-</text:span> [ ] Коммит на русском с кратким описанием</text:p>
      <text:p text:style-name="P8"/>
      <text:p text:style-name="P8">## Чек-лист перед запуском каждой фичи</text:p>
      <text:p text:style-name="P9"><text:soft-page-break/></text:p>
      <text:p text:style-name="P10"><text:span text:style-name="T4">-</text:span> [ ] Smoke-тесты на dev пройдены</text:p>
      <text:p text:style-name="P10"><text:span text:style-name="T4">-</text:span> [ ] Документация синхронизирована</text:p>
      <text:p text:style-name="P10"><text:span text:style-name="T4">-</text:span> [ ] Метрики настроены (Prometheus/Метрика)</text:p>
      <text:p text:style-name="P10"><text:span text:style-name="T4">-</text:span> [ ] UTM-метки добавлены</text:p>
      <text:p text:style-name="P10"><text:span text:style-name="T4">-</text:span> [ ] Мобильная версия протестирована</text:p>
      <text:p text:style-name="P10"><text:span text:style-name="T4">-</text:span> [ ] Деплой на prod согласован</text:p>
      <text:p text:style-name="P10"><text:span text:style-name="T4">-</text:span> [ ] Rollback-план подготовлен</text:p>
      <text:p text:style-name="P2"/>
      <text:p text:style-name="P2"/>
      <text:p text:style-name="P11"><text:span text:style-name="T6">Приложение 1</text:span>.</text:p>
      <text:p text:style-name="P5">Виды систем оплат труда:</text:p>
      <text:p text:style-name="P5"><text:span text:style-name="Strong_20_Emphasis"><text:tab/></text:span><text:a xlink:type="simple" xlink:href="https://www.google.com/search?client=ubuntu-sn&amp;channel=fs&amp;cs=0&amp;sca_esv=3a0b49d3d851aeaf&amp;q=Повременная+система&amp;sa=X&amp;ved=2ahUKEwjw-uLp-ZaQAxWBJhAIHRKdFcIQxccNegQIDhAC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Повременная система</text:span></text:a> </text:p>
      <text:list text:style-name="L1">
        <text:list-item>
          <text:p text:style-name="P12"><text:span text:style-name="Strong_20_Emphasis">Принцип</text:span>: Оплата за фактически отработанное время. </text:p>
        </text:list-item>
      </text:list>
      <text:list text:style-name="L2">
        <text:list-item>
          <text:p text:style-name="P13"><text:span text:style-name="Strong_20_Emphasis">Виды</text:span>: </text:p>
        </text:list-item>
      </text:list>
      <text:list text:style-name="L3">
        <text:list-item>
          <text:list>
            <text:list-item>
              <text:p text:style-name="P14"><text:span text:style-name="Strong_20_Emphasis">Простая повременная</text:span>: Оплата по часам, дням или месяцам без учета объема выполненных работ (например, часовая ставка — этот метод рассчета используется нами сейчас). </text:p>
            </text:list-item>
            <text:list-item>
              <text:p text:style-name="P15"><text:span text:style-name="Strong_20_Emphasis"><text:span text:style-name="T7">Окладная</text:span></text:span><text:span text:style-name="T7">: Фиксированная ежемесячная оплата труда, не зависящая от количества выполненной работы. </text:span></text:p>
            </text:list-item>
            <text:list-item>
              <text:p text:style-name="P16"><text:span text:style-name="Strong_20_Emphasis"><text:span text:style-name="T7">Повременно-премиальная</text:span></text:span><text:span text:style-name="T7">: Оплата времени работы плюс премия за достижение определенных показателей или демотивация за нарушения условий договора. </text:span></text:p>
            </text:list-item>
          </text:list>
        </text:list-item>
      </text:list>
      <text:list text:style-name="L4">
        <text:list-header>
          <text:p text:style-name="P17"><text:a xlink:type="simple" xlink:href="https://www.google.com/search?client=ubuntu-sn&amp;channel=fs&amp;cs=0&amp;sca_esv=3a0b49d3d851aeaf&amp;q=Сдельная+система&amp;sa=X&amp;ved=2ahUKEwjw-uLp-ZaQAxWBJhAIHRKdFcIQxccNegQIERAC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/></text:a></text:p>
          <text:p text:style-name="P17"><text:a xlink:type="simple" xlink:href="https://www.google.com/search?client=ubuntu-sn&amp;channel=fs&amp;cs=0&amp;sca_esv=3a0b49d3d851aeaf&amp;q=Сдельная+система&amp;sa=X&amp;ved=2ahUKEwjw-uLp-ZaQAxWBJhAIHRKdFcIQxccNegQIERAC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Сдельная система</text:span></text:a> </text:p>
        </text:list-header>
      </text:list>
      <text:list text:style-name="L5">
        <text:list-item>
          <text:p text:style-name="P18"><text:span text:style-name="Strong_20_Emphasis">Принцип</text:span>: Заработок зависит от количества произведенной продукции, выполненных работ или оказанных услуг. </text:p>
        </text:list-item>
      </text:list>
      <text:list text:style-name="L6">
        <text:list-item>
          <text:p text:style-name="P19"><text:span text:style-name="Strong_20_Emphasis">Виды</text:span>: </text:p>
        </text:list-item>
      </text:list>
      <text:list text:style-name="L7">
        <text:list-item>
          <text:list>
            <text:list-item>
              <text:p text:style-name="P20"><text:span text:style-name="Strong_20_Emphasis">Прямая сдельная</text:span>: Оплата по установленной расценке за единицу продукции. </text:p>
            </text:list-item>
            <text:list-item>
              <text:p text:style-name="P21"><text:span text:style-name="Strong_20_Emphasis"><text:span text:style-name="T7">Сдельно-премиальная</text:span></text:span><text:span text:style-name="T7">: Сдельная оплата плюс премия за перевыполнение норм или достижение высоких показателей. </text:span></text:p>
            </text:list-item>
          </text:list>
        </text:list-item>
      </text:list>
      <text:list text:style-name="L8">
        <text:list-item>
          <text:list>
            <text:list-header>
              <text:p text:style-name="P22"/>
            </text:list-header>
          </text:list>
        </text:list-item>
      </text:list>
      <text:list text:style-name="L9">
        <text:list-header>
          <text:p text:style-name="P23"><text:a xlink:type="simple" xlink:href="https://www.google.com/search?client=ubuntu-sn&amp;channel=fs&amp;cs=0&amp;sca_esv=3a0b49d3d851aeaf&amp;q=Смешанная+система&amp;sa=X&amp;ved=2ahUKEwjw-uLp-ZaQAxWBJhAIHRKdFcIQxccNegQIEBAC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Смешанная система</text:span></text:a> </text:p>
        </text:list-header>
      </text:list>
      <text:list text:style-name="L10">
        <text:list-item>
          <text:p text:style-name="P24"><text:span text:style-name="Strong_20_Emphasis">Принцип</text:span>: Сочетает элементы повременной и сдельной оплаты, например, фиксированный оклад и сдельные доплаты за выполненный объем работы.</text:p>
        </text:list-item>
      </text:list>
      <text:list text:style-name="L11">
        <text:list-item>
          <text:p text:style-name="P25"><text:a xlink:type="simple" xlink:href="https://www.google.com/search?client=ubuntu-sn&amp;channel=fs&amp;cs=0&amp;sca_esv=3a0b49d3d851aeaf&amp;q=Комиссионная+система&amp;sa=X&amp;ved=2ahUKEwjw-uLp-ZaQAxWBJhAIHRKdFcIQxccNegQISxAB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Комиссионная система</text:span></text:a>: </text:p>
          <text:p text:style-name="P26">Зарплата сотрудника зависит от процента от сделки или продажи. </text:p>
        </text:list-item>
      </text:list>
      <text:list text:style-name="L12">
        <text:list-item>
          <text:p text:style-name="P27"><text:a xlink:type="simple" xlink:href="https://www.google.com/search?client=ubuntu-sn&amp;channel=fs&amp;cs=0&amp;sca_esv=3a0b49d3d851aeaf&amp;q=Аккордная+система&amp;sa=X&amp;ved=2ahUKEwjw-uLp-ZaQAxWBJhAIHRKdFcIQxccNegQITBAB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Аккордная система</text:span></text:a>: </text:p>
        </text:list-item>
      </text:list>
      <text:p text:style-name="P28"><text:tab/>Оплата за фиксированный объем работы, выполненный в установленные сроки <text:tab/>(например, ремонт комнаты бригадой строителей). </text:p>
      <text:list text:style-name="L13">
        <text:list-item>
          <text:p text:style-name="P29"><text:a xlink:type="simple" xlink:href="https://www.google.com/search?client=ubuntu-sn&amp;channel=fs&amp;cs=0&amp;sca_esv=3a0b49d3d851aeaf&amp;q=Система+плавающих+окладов&amp;sa=X&amp;ved=2ahUKEwjw-uLp-ZaQAxWBJhAIHRKdFcIQxccNegQITRAB&amp;mstk=AUtExfAgjokNZLwxysUMl05Slo0-T1dAto8JTKebveQyJ0vw7aMBl5p9BkOAXGwuFWpFVekdOMOuXFysa12uOiR-zFpqaYijWgiXDhwF9pk1IE7brrdkHilNo2iMur9wrcPmIZw&amp;csui=3" text:style-name="Internet_20_link" text:visited-style-name="Visited_20_Internet_20_Link"><text:span text:style-name="Strong_20_Emphasis">Система плавающих окладов</text:span></text:a>: </text:p>
        </text:list-item>
      </text:list>
      <text:p text:style-name="P28"><text:tab/>Оклад сотрудника может меняться в зависимости от дохода компании и <text:tab/>рассчитывается по установленным коэффициентам. </text:p>
      <text:list text:style-name="L14">
        <text:list-item>
          <text:p text:style-name="P30"><text:a xlink:type="simple" xlink:href="https://www.google.com/search?client=ubuntu-sn&amp;channel=fs&amp;cs=0&amp;sca_esv=3a0b49d3d851aeaf&amp;q=Бонусная+система&amp;sa=X&amp;ved=2ahUKEwjw-uLp-ZaQAxWBJhAIHRKdFcIQxccNegQIThAB&amp;mstk=AUtExfAgjokNZLwxysUMl05Slo0-T1dAto8JTKebveQyJ0vw7aMBl5p9BkOAXGwuFWpFVekdOMOuXFysa12uOiR-zFpqaYijWgiXDhwF9pk1IE7brrdkHilNo2iMur9wrcPmIZw&amp;csui=3" text:style-name="Internet_20_link" text:visited-style-name="Visited_20_Internet_20_Link"><text:soft-page-break/><text:span text:style-name="Strong_20_Emphasis">Бонусная система</text:span></text:a>: </text:p>
        </text:list-item>
      </text:list>
      <text:p text:style-name="P28"><text:tab/>Зарплата состоит из базовой части и бонусов, которые начисляются за выполнение <text:tab/>определенных показателей или достижение целей. 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3:20:45.098447082</meta:creation-date>
    <dc:date>2025-10-09T14:48:20.732247600</dc:date>
    <meta:editing-duration>PT18M12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3" meta:paragraph-count="49" meta:word-count="664" meta:character-count="4745" meta:non-whitespace-character-count="4117"/>
  </office:meta>
</office:document-meta>
</file>